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text-properties fo:color="#000000" loext:opacity="100%" style:font-name="Times New Roman" fo:font-size="12pt" style:font-size-asian="12pt" style:language-asian="en" style:country-asian="IN" style:font-name-complex="Times New Roman1" style:font-size-complex="12pt" style:font-style-complex="italic">
        <loext:char-complex-color loext:theme-type="dark1" loext:color-type="theme"/>
      </style:text-properties>
    </style:style>
    <style:style style:name="P2" style:family="paragraph" style:parent-style-name="No_20_Spacing">
      <style:text-properties fo:color="#000000" loext:opacity="100%" style:font-name="Times New Roman" fo:font-size="12pt" style:font-size-asian="12pt" style:font-name-complex="Times New Roman1" style:font-size-complex="12pt">
        <loext:char-complex-color loext:theme-type="dark1" loext:color-type="theme"/>
      </style:text-properties>
    </style:style>
    <style:style style:name="P3" style:family="paragraph" style:parent-style-name="Normal_20__28_Web_29_">
      <style:paragraph-properties fo:margin-top="0.1945in" fo:margin-bottom="0.1945in" style:contextual-spacing="false"/>
    </style:style>
    <style:style style:name="T1" style:family="text">
      <style:text-properties fo:color="#000000" loext:opacity="100%" style:font-name="Times New Roman" fo:font-size="12pt" style:font-size-asian="12pt" style:language-asian="en" style:country-asian="IN" style:font-name-complex="Times New Roman1" style:font-size-complex="12pt">
        <loext:char-complex-color loext:theme-type="dark1" loext:color-type="theme"/>
      </style:text-properties>
    </style:style>
    <style:style style:name="T2" style:family="text">
      <style:text-properties fo:color="#000000" loext:opacity="100%" style:font-name="Times New Roman" fo:font-size="12pt" style:font-size-asian="12pt" style:language-asian="en" style:country-asian="IN" style:font-name-complex="Times New Roman1" style:font-size-complex="12pt" loext:padding="0in" loext:border="none" loext:shadow="none">
        <loext:char-complex-color loext:theme-type="dark1" loext:color-type="theme"/>
      </style:text-properties>
    </style:style>
    <style:style style:name="T3" style:family="text">
      <style:text-properties fo:color="#000000" loext:opacity="100%" style:font-name="Times New Roman" fo:font-size="12pt" style:font-size-asian="12pt" style:language-asian="en" style:country-asian="IN" style:font-name-complex="Times New Roman1" style:font-size-complex="12pt" style:font-style-complex="italic">
        <loext:char-complex-color loext:theme-type="dark1" loext:color-type="theme"/>
      </style:text-properties>
    </style:style>
    <style:style style:name="T4" style:family="text">
      <style:text-properties fo:color="#000000" loext:opacity="100%" style:font-name="Times New Roman" fo:font-size="12pt" style:font-size-asian="12pt" style:language-asian="en" style:country-asian="IN" style:font-name-complex="Times New Roman1" style:font-size-complex="12pt" style:font-style-complex="italic" loext:padding="0in" loext:border="none" loext:shadow="none">
        <loext:char-complex-color loext:theme-type="dark1" loext:color-type="theme"/>
      </style:text-properties>
    </style:style>
    <style:style style:name="T5" style:family="text">
      <style:text-properties fo:color="#000000" loext:opacity="100%" style:font-name="Times New Roman" fo:font-size="12pt" style:font-size-asian="12pt" style:font-name-complex="Times New Roman1" style:font-size-complex="12pt">
        <loext:char-complex-color loext:theme-type="dark1" loext:color-type="theme"/>
      </style:text-properties>
    </style:style>
    <style:style style:name="T6" style:family="text">
      <style:text-properties fo:color="#000000" loext:opacity="100%" style:font-name="Times New Roman" fo:font-size="12pt" style:font-name-asian="Calibri2" style:font-size-asian="12pt" style:font-name-complex="Times New Roman1" style:font-size-complex="12pt">
        <loext:char-complex-color loext:theme-type="dark1" loext:color-type="theme"/>
      </style:text-properties>
    </style:style>
    <style:style style:name="T7" style:family="text"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>
        <loext:char-complex-color loext:theme-type="dark1" loext:color-type="theme"/>
      </style:text-properties>
    </style:style>
    <style:style style:name="T8" style:family="text">
      <style:text-properties fo:color="#000000" loext:opacity="100%" style:font-name="Times New Roman" style:font-name-complex="Times New Roman1">
        <loext:char-complex-color loext:theme-type="dark1" loext:color-type="theme"/>
      </style:text-properties>
    </style:style>
    <style:style style:name="T9" style:family="text">
      <style:text-properties fo:color="#000000" loext:opacity="100%" style:font-name="Times New Roman" fo:font-weight="normal" style:font-weight-asian="normal" style:font-name-complex="Times New Roman1" style:font-weight-complex="normal">
        <loext:char-complex-color loext:theme-type="dark1" loext:color-type="theme"/>
      </style:text-properties>
    </style:style>
    <style:style style:name="T10" style:family="text">
      <style:text-properties fo:color="#000000" loext:opacity="100%">
        <loext:char-complex-color loext:theme-type="dark1" loext:color-type="theme"/>
      </style:text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No_20_Spacing" loext:marker-style-name="T1"><text:span text:style-name="T1"><text:s/>Q1)</text:span><text:span text:style-name="T1"/></text:p>
      <text:p text:style-name="No_20_Spacing" loext:marker-style-name="T1"><text:span text:style-name="T1">Move all zeros to end of array</text:span><text:span text:style-name="T1"/></text:p>
      <text:p text:style-name="No_20_Spacing" loext:marker-style-name="T1"><text:span text:style-name="T2">Given an array of integers arr[], the task is to move all the zeros to the end of the array while maintaining the relative order of all non-zero elements.</text:span><text:span text:style-name="T2"/></text:p>
      <text:p text:style-name="No_20_Spacing" loext:marker-style-name="T1"><text:span text:style-name="T2">Examples: </text:span><text:span text:style-name="T2"/></text:p>
      <text:p text:style-name="No_20_Spacing" loext:marker-style-name="T3"><text:span text:style-name="T4">Input: [1, 2, 0, 4, 3, 0, 5, 0]</text:span><text:span text:style-name="T3"><text:line-break/></text:span><text:span text:style-name="T4">Output: [1, 2, 4, 3, 5, 0, 0, 0]</text:span><text:span text:style-name="T3"><text:line-break/></text:span><text:span text:style-name="T4">Explanation: There are three 0s that are moved to the end.</text:span></text:p>
      <text:p text:style-name="No_20_Spacing" loext:marker-style-name="T4"><text:span text:style-name="T4">Input: [10, 20, 30]</text:span><text:span text:style-name="T3"><text:line-break/></text:span><text:span text:style-name="T4">Output[10, 20, 30]</text:span><text:span text:style-name="T3"><text:line-break/></text:span><text:span text:style-name="T4">Explanation: No change in array as there are no 0s.</text:span></text:p>
      <text:p text:style-name="P1" loext:marker-style-name="T3"/>
      <text:p text:style-name="No_20_Spacing" loext:marker-style-name="T3"><text:span text:style-name="T3">Q2)</text:span><text:span text:style-name="T3"/></text:p>
      <text:p text:style-name="No_20_Spacing" loext:marker-style-name="T5"><text:span text:style-name="T5">Subarray with Given Sum</text:span><text:span text:style-name="T5"/></text:p>
      <text:p text:style-name="P2" loext:marker-style-name="T5"/>
      <text:p text:style-name="No_20_Spacing" loext:marker-style-name="T5"><text:span text:style-name="T5">Given an array of non-negative integers and a target sum, find a continuous subarray within the array (containing at least one number) that adds up to the target sum. If such a subarray exists, display the starting and ending indices. <text:s/>If no such subarray exists, display the appropriate message.</text:span><text:span text:style-name="T5"/></text:p>
      <text:p text:style-name="P2" loext:marker-style-name="T5"/>
      <text:p text:style-name="No_20_Spacing" loext:marker-style-name="T5"><text:span text:style-name="T5">Input: n = 5, <text:s/>arr = [1, 2, 3, 7, 5] ,S = 12</text:span><text:span text:style-name="T5"/></text:p>
      <text:p text:style-name="No_20_Spacing" loext:marker-style-name="T5"><text:span text:style-name="T5">Output: staring index:2 ending index:4</text:span><text:span text:style-name="T5"/></text:p>
      <text:p text:style-name="No_20_Spacing" loext:marker-style-name="T5"><text:span text:style-name="T5">Explanation: The subarray </text:span><text:span text:style-name="HTML_20_Code"><text:span text:style-name="T6">[2, 3, 7]</text:span></text:span><text:span text:style-name="T5"> has a sum of 12. Its indices are 2 to 4.</text:span></text:p>
      <text:p text:style-name="P2" loext:marker-style-name="T5"/>
      <text:p text:style-name="No_20_Spacing" loext:marker-style-name="T5"><text:span text:style-name="T5">Input: n = 5 arr = [1, 2, 3, 4, 5] S = 15</text:span><text:span text:style-name="T5"/></text:p>
      <text:p text:style-name="No_20_Spacing" loext:marker-style-name="T5"><text:span text:style-name="T5">Output: staring index:1 ending index:5</text:span><text:span text:style-name="T5"/></text:p>
      <text:p text:style-name="No_20_Spacing" loext:marker-style-name="T5"><text:span text:style-name="Strong_20_Emphasis"><text:span text:style-name="T7">Explanation:</text:span></text:span><text:span text:style-name="T5"> The subarray </text:span><text:span text:style-name="HTML_20_Code"><text:span text:style-name="T6">[1, 2, 3, 4, 5]</text:span></text:span><text:span text:style-name="T5"> has a sum of 15. Its indices are 1 to 5.</text:span></text:p>
      <text:p text:style-name="P2" loext:marker-style-name="T5"/>
      <text:p text:style-name="No_20_Spacing" loext:marker-style-name="T5"><text:span text:style-name="T5">Input: n = 5 arr = [1, 2, 3, 4, 5] S = 20</text:span><text:span text:style-name="T5"/></text:p>
      <text:p text:style-name="No_20_Spacing" loext:marker-style-name="T5"><text:span text:style-name="T5">Output: No subarray with a sum of 20 exists.</text:span><text:span text:style-name="T5"/></text:p>
      <text:p text:style-name="P2" loext:marker-style-name="T5"/>
      <text:p text:style-name="No_20_Spacing" loext:marker-style-name="T5"><text:span text:style-name="T5">Q3)</text:span><text:span text:style-name="T5"/></text:p>
      <text:h text:style-name="Heading_20_3" text:outline-level="3" loext:marker-style-name="T8"><text:span text:style-name="Strong_20_Emphasis"><text:span text:style-name="T9">Find the Longest Subarray with Equal Numbers of 0s and 1s</text:span></text:span><text:span text:style-name="T9"/></text:h>
      <text:p text:style-name="P3" loext:marker-style-name="T10"><text:span text:style-name="T10">You are given an array consisting of 0s and 1s. Find the length of the longest contiguous subarray that contains an equal number of 0s and 1s.</text:span><text:span text:style-name="T10"/></text:p>
      <text:p text:style-name="No_20_Spacing" loext:marker-style-name="T5"><text:span text:style-name="T5">Input: n = 6 arr = [0, 1, 0, 1, 0, 1]</text:span><text:span text:style-name="T5"/></text:p>
      <text:p text:style-name="No_20_Spacing" loext:marker-style-name="T5"><text:span text:style-name="T5">output: 6</text:span><text:span text:style-name="T5"/></text:p>
      <text:p text:style-name="No_20_Spacing" loext:marker-style-name="T5"><text:span text:style-name="Strong_20_Emphasis"><text:span text:style-name="T5">Explanation:</text:span></text:span><text:span text:style-name="T5"> The entire array has an equal number of 0s and 1s.</text:span></text:p>
      <text:p text:style-name="P2" loext:marker-style-name="T5"/>
      <text:p text:style-name="P2" loext:marker-style-name="T5"/>
      <text:p text:style-name="No_20_Spacing" loext:marker-style-name="T5"><text:span text:style-name="T5">Input: <text:s/></text:span><text:span text:style-name="T5"/></text:p>
      <text:p text:style-name="No_20_Spacing" loext:marker-style-name="T5"><text:span text:style-name="T5">n = 5 arr = [0, 0, 1, 0, 1]</text:span><text:span text:style-name="T5"/></text:p>
      <text:p text:style-name="No_20_Spacing" loext:marker-style-name="T5"><text:span text:style-name="T5">output: 4</text:span><text:span text:style-name="T5"/></text:p>
      <text:p text:style-name="No_20_Spacing" loext:marker-style-name="T5"><text:span text:style-name="Strong_20_Emphasis"><text:span text:style-name="T5">Explanation:</text:span></text:span><text:span text:style-name="T5"> The subarray </text:span><text:span text:style-name="HTML_20_Code"><text:span text:style-name="T6">[0, 1, 0, 1]</text:span></text:span><text:span text:style-name="T5"> has an equal number of 0s and 1s.</text:span></text:p>
      <text:p text:style-name="P2" loext:marker-style-name="T5"/>
      <text:p text:style-name="No_20_Spacing" loext:marker-style-name="T5"><text:span text:style-name="T5">n = 4 arr = [0, 0, 0, 1]</text:span><text:span text:style-name="T5"/></text:p>
      <text:p text:style-name="No_20_Spacing" loext:marker-style-name="T5"><text:span text:style-name="T5">output:2</text:span><text:span text:style-name="T5"/></text:p>
      <text:p text:style-name="No_20_Spacing" loext:marker-style-name="T5"><text:span text:style-name="Strong_20_Emphasis"><text:span text:style-name="T5">Explanation:</text:span></text:span><text:span text:style-name="T5"> The subarray </text:span><text:span text:style-name="HTML_20_Code"><text:span text:style-name="T6">[0, 1]</text:span></text:span><text:span text:style-name="T5"> has an equal number of 0s and 1s.</text:span></text:p>
      <text:p text:style-name="No_20_Spacing" loext:marker-style-name="T5"><text:soft-page-break/><text:span text:style-name="T5">Q4)</text:span><text:span text:style-name="T5"/></text:p>
      <text:p text:style-name="No_20_Spacing" loext:marker-style-name="T5"><text:span text:style-name="T5">Find the smallest missing number</text:span><text:span text:style-name="T5"/></text:p>
      <text:p text:style-name="No_20_Spacing" loext:marker-style-name="T5"><text:bookmark text:name="_GoBack"/><text:span text:style-name="T5">Given a sorted array of n distinct integers where each integer is in the range from 0 to m-1 and m &gt; n. Find the smallest number that is missing from the array. </text:span><text:span text:style-name="T5"/></text:p>
      <text:p text:style-name="P2" loext:marker-style-name="T5"/>
      <text:p text:style-name="No_20_Spacing" loext:marker-style-name="T5"><text:span text:style-name="T5">Examples:</text:span><text:span text:style-name="T5"/></text:p>
      <text:p text:style-name="P2" loext:marker-style-name="T5"/>
      <text:p text:style-name="No_20_Spacing" loext:marker-style-name="T5"><text:span text:style-name="T5">Input: {0, 1, 2, 6, 9}, n = 5, m = 10 </text:span><text:span text:style-name="T5"/></text:p>
      <text:p text:style-name="No_20_Spacing" loext:marker-style-name="T5"><text:span text:style-name="T5">Output: 3</text:span><text:span text:style-name="T5"/></text:p>
      <text:p text:style-name="P2" loext:marker-style-name="T5"/>
      <text:p text:style-name="No_20_Spacing" loext:marker-style-name="T5"><text:span text:style-name="T5">Input: {4, 5, 10, 11}, n = 4, m = 12 </text:span><text:span text:style-name="T5"/></text:p>
      <text:p text:style-name="No_20_Spacing" loext:marker-style-name="T5"><text:span text:style-name="T5">Output: 0</text:span><text:span text:style-name="T5"/></text:p>
      <text:p text:style-name="P2" loext:marker-style-name="T5"/>
      <text:p text:style-name="No_20_Spacing" loext:marker-style-name="T5"><text:span text:style-name="T5">Input: {0, 1, 2, 3}, n = 4, m = 5 </text:span><text:span text:style-name="T5"/></text:p>
      <text:p text:style-name="No_20_Spacing" loext:marker-style-name="T5"><text:span text:style-name="T5">Output: 4</text:span><text:span text:style-name="T5"/></text:p>
      <text:p text:style-name="P2" loext:marker-style-name="T5"/>
      <text:p text:style-name="No_20_Spacing" loext:marker-style-name="T5"><text:span text:style-name="T5">Input: {0, 1, 2, 3, 4, 5, 6, 7, 10}, n = 9, m = 11 </text:span><text:span text:style-name="T5"/></text:p>
      <text:p text:style-name="No_20_Spacing" loext:marker-style-name="T5"><text:span text:style-name="T5">Output: 8</text:span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IN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1" fo:font-size="11pt" fo:language="en" fo:country="IN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Standard" loext:linked-style-name="Heading_20_1_20_Char" style:default-outline-level="1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Strong1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Calibri1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style:font-name="Calibri" fo:font-family="Calibri" style:font-pitch="variable" fo:font-size="10pt" style:font-size-asian="10pt"/>
    </style:style>
    <style:style style:name="ListLabel_20_3" style:display-name="ListLabel 3" style:family="text">
      <style:text-properties style:font-name="Calibri" fo:font-family="Calibri" style:font-pitch="variable" fo:font-size="10pt" style:font-size-asian="10pt"/>
    </style:style>
    <style:style style:name="ListLabel_20_4" style:display-name="ListLabel 4" style:family="text">
      <style:text-properties style:font-name="Calibri" fo:font-family="Calibri" style:font-pitch="variable" fo:font-size="10pt" style:font-size-asian="10pt"/>
    </style:style>
    <style:style style:name="ListLabel_20_5" style:display-name="ListLabel 5" style:family="text">
      <style:text-properties style:font-name="Calibri" fo:font-family="Calibri" style:font-pitch="variable" fo:font-size="10pt" style:font-size-asian="10pt"/>
    </style:style>
    <style:style style:name="ListLabel_20_6" style:display-name="ListLabel 6" style:family="text">
      <style:text-properties style:font-name="Calibri" fo:font-family="Calibri" style:font-pitch="variable" fo:font-size="10pt" style:font-size-asian="10pt"/>
    </style:style>
    <style:style style:name="ListLabel_20_7" style:display-name="ListLabel 7" style:family="text">
      <style:text-properties style:font-name="Calibri" fo:font-family="Calibri" style:font-pitch="variable" fo:font-size="10pt" style:font-size-asian="10pt"/>
    </style:style>
    <style:style style:name="ListLabel_20_8" style:display-name="ListLabel 8" style:family="text">
      <style:text-properties style:font-name="Calibri" fo:font-family="Calibri" style:font-pitch="variable" fo:font-size="10pt" style:font-size-asian="10pt"/>
    </style:style>
    <style:style style:name="ListLabel_20_9" style:display-name="ListLabel 9" style:family="text">
      <style:text-properties style:font-name="Calibri" fo:font-family="Calibri" style:font-pitch="variable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p</meta:initial-creator>
    <meta:editing-cycles>3</meta:editing-cycles>
    <meta:creation-date>2025-01-03T04:25:00</meta:creation-date>
    <dc:date>2025-01-03T17:34:56.374734424</dc:date>
    <meta:editing-duration>PT58M58S</meta:editing-duration>
    <meta:generator>LibreOffice/24.8.3.2$Linux_X86_64 LibreOffice_project/480$Build-2</meta:generator>
    <meta:document-statistic meta:table-count="0" meta:image-count="0" meta:object-count="0" meta:page-count="2" meta:paragraph-count="42" meta:word-count="449" meta:character-count="2063" meta:non-whitespace-character-count="1645"/>
    <meta:user-defined meta:name="AppVersion">16.0000</meta:user-defined>
    <meta:template xlink:type="simple" xlink:actuate="onRequest" xlink:title="Normal" xlink:href=""/>
  </office:meta>
</office:document-meta>
</file>